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Light" fo:font-size="32pt" officeooo:rsid="0011f456" officeooo:paragraph-rsid="0011f456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6pt" fo:language="ru" fo:country="RU" officeooo:rsid="0011f456" officeooo:paragraph-rsid="0011f45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Bahnschrift Light" fo:font-size="16pt" fo:language="ru" fo:country="RU" officeooo:rsid="0011f456" officeooo:paragraph-rsid="0011f45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1f456" officeooo:paragraph-rsid="0011f456"/>
    </style:style>
    <style:style style:name="P5" style:family="paragraph" style:parent-style-name="Standard">
      <style:paragraph-properties fo:text-align="start" style:justify-single-word="false"/>
      <style:text-properties style:font-name="Bahnschrift Light" fo:font-size="16pt" fo:language="en" fo:country="US" officeooo:rsid="0011f456" officeooo:paragraph-rsid="0011f456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style:font-name="Bahnschrift Light" fo:font-size="16pt" fo:language="ru" fo:country="RU" style:font-size-asian="16pt" style:font-size-complex="16pt"/>
    </style:style>
    <style:style style:name="T3" style:family="text">
      <style:text-properties style:font-name="Bahnschrift Light" fo:font-size="16pt" fo:language="en" fo:country="US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акты <text:span text:style-name="T1">Fcore Tracker</text:span></text:p>
      <text:p text:style-name="P2"/>
      <text:p text:style-name="P3">ИНН: <text:s/>772608290050</text:p>
      <text:p text:style-name="P4"><text:span text:style-name="T2">Почта: </text:span><text:a xlink:type="simple" xlink:href="mailto:fcoreteam@mail.ru" text:style-name="Internet_20_link" text:visited-style-name="Visited_20_Internet_20_Link"><text:span text:style-name="T3">fcoreteam@mail.ru</text:span></text:a></text:p>
      <text:p text:style-name="P4"><text:span text:style-name="T3"><text:tab/> <text:s text:c="3"/></text:span><text:a xlink:type="simple" xlink:href="mailto:fcoretracker@mail.ru" text:style-name="Internet_20_link" text:visited-style-name="Visited_20_Internet_20_Link"><text:span text:style-name="T3">fcoretracker@mail.ru</text:span></text:a></text:p>
      <text:p text:style-name="P4"><text:span text:style-name="T3"/></text:p>
      <text:p text:style-name="P5">Telegram: @lonfich</text:p>
      <text:p text:style-name="P5">VK: <text:a xlink:type="simple" xlink:href="https://vk.com/lonfich" text:style-name="Internet_20_link" text:visited-style-name="Visited_20_Internet_20_Link">https://vk.com/lonfich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1:38:31.894000000</meta:creation-date>
    <dc:date>2025-03-28T17:52:49.633000000</dc:date>
    <meta:editing-duration>PT2M23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6" meta:word-count="12" meta:character-count="133" meta:non-whitespace-character-count="121"/>
  </office:meta>
</office:document-meta>
</file>